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093</text:p>
      <text:p text:style-name="Standard"/>
      <text:p text:style-name="Standard">Demandeur : MAURICE David</text:p>
      <text:p text:style-name="Standard">Adresse : 2 Le Cap Coat Noz<text:line-break/>22810 Belle isle en terre</text:p>
      <text:p text:style-name="Standard">Cédant : ?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OUGONVER</text:p>
      <text:p text:style-name="Standard"/>
      <text:p text:style-name="Standard"/>
      <text:p text:style-name="Standard"/>
      <text:p text:style-name="P1">Dossier n° : C22250093</text:p>
      <text:p text:style-name="P1"/>
      <text:p text:style-name="P1">Demandeur : MAURICE David</text:p>
      <text:p text:style-name="P1">Adresse : 2 Le Cap Coat Noz<text:line-break/>22810 Belle isle en terre</text:p>
      <text:p text:style-name="P1">Cédant : ?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GONVER</text:p>
      <text:p text:style-name="P1"/>
      <text:p text:style-name="P1"/>
      <text:p text:style-name="P1">Parcelles : C822 - C853 - C1276 - C1277 - C1278 - C1279 - C1280 - C1291</text:p>
      <text:p text:style-name="P1">Superficie : 3,180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